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1d6" officeooo:paragraph-rsid="0009e1d6"/>
    </style:style>
    <style:style style:name="P2" style:family="paragraph" style:parent-style-name="Standard">
      <style:text-properties officeooo:paragraph-rsid="0009e1d6"/>
    </style:style>
    <style:style style:name="P3" style:family="paragraph" style:parent-style-name="Standard">
      <style:text-properties officeooo:rsid="0009e1d6" officeooo:paragraph-rsid="000cb097"/>
    </style:style>
    <style:style style:name="T1" style:family="text">
      <style:text-properties officeooo:rsid="0009e1d6"/>
    </style:style>
    <style:style style:name="T2" style:family="text">
      <style:text-properties officeooo:rsid="000cb097"/>
    </style:style>
    <style:style style:name="T3" style:family="text">
      <style:text-properties fo:color="#0000ff" loext:opacity="100%" officeooo:rsid="000cb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áctica OpenWeatherMap</text:h>
      <text:p text:style-name="P1"/>
      <text:p text:style-name="P2"><text:span text:style-name="T1">API Key: </text:span>7dcc6bb908fc23a49ee9184422cc7cfd</text:p>
      <text:p text:style-name="P1"/>
      <text:p text:style-name="P1">Berlín: 52.5544694722071, 13.452248258770222</text:p>
      <text:p text:style-name="P1"/>
      <text:p text:style-name="P1"><text:span text:style-name="Source_20_Text">api.openweathermap.org/data/2.5/forecast?lat=52.5544694722071&amp;lon=13.452248258770222&amp;appid=7dcc6bb908fc23a49ee9184422cc7cfd</text:span><text:span text:style-name="Source_20_Text"><text:span text:style-name="T3">&amp;mode=xml</text:span></text:span></text:p>
      <text:p text:style-name="P1"><text:span text:style-name="Source_20_Text"/></text:p>
      <text:p text:style-name="P3"><text:span text:style-name="Source_20_Text">api.openweathermap.org/data/2.5/forecast?q=</text:span><text:span text:style-name="Source_20_Text"><text:span text:style-name="T2">Palma</text:span></text:span><text:span text:style-name="Source_20_Text">&amp;appid=7dcc6bb908fc23a49ee9184422cc7cf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9:44:55.059924264</meta:creation-date>
    <dc:date>2025-04-15T18:21:43.883955462</dc:date>
    <meta:editing-duration>PT2H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0" meta:character-count="327" meta:non-whitespace-character-count="322"/>
  </office:meta>
</office:document-meta>
</file>